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3" manifest:media-type="application/vnd.sun.star.oleobject"/>
  <manifest:file-entry manifest:full-path="Obj101" manifest:media-type="application/vnd.sun.star.oleobject"/>
  <manifest:file-entry manifest:full-path="Object 14" manifest:media-type="application/vnd.sun.star.oleobject"/>
  <manifest:file-entry manifest:full-path="Obj102" manifest:media-type="application/vnd.sun.star.oleobject"/>
  <manifest:file-entry manifest:full-path="Object 40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Object 41" manifest:media-type="application/vnd.sun.star.oleobject"/>
  <manifest:file-entry manifest:full-path="Object 32" manifest:media-type="application/vnd.sun.star.oleobject"/>
  <manifest:file-entry manifest:full-path="Object 33" manifest:media-type="application/vnd.sun.star.oleobject"/>
  <manifest:file-entry manifest:full-path="Object 34" manifest:media-type="application/vnd.sun.star.oleobject"/>
  <manifest:file-entry manifest:full-path="Object 36" manifest:media-type="application/vnd.sun.star.oleobject"/>
  <manifest:file-entry manifest:full-path="Object 2" manifest:media-type="application/vnd.sun.star.oleobject"/>
  <manifest:file-entry manifest:full-path="Object 16" manifest:media-type="application/vnd.sun.star.oleobject"/>
  <manifest:file-entry manifest:full-path="settings.xml" manifest:media-type="text/xml"/>
  <manifest:file-entry manifest:full-path="Object 12" manifest:media-type="application/vnd.sun.star.oleobject"/>
  <manifest:file-entry manifest:full-path="ObjectReplacements/Object 12" manifest:media-type=""/>
  <manifest:file-entry manifest:full-path="ObjectReplacements/Obj100" manifest:media-type=""/>
  <manifest:file-entry manifest:full-path="ObjectReplacements/Object 13" manifest:media-type=""/>
  <manifest:file-entry manifest:full-path="ObjectReplacements/Obj101" manifest:media-type=""/>
  <manifest:file-entry manifest:full-path="ObjectReplacements/Object 14" manifest:media-type=""/>
  <manifest:file-entry manifest:full-path="ObjectReplacements/Obj102" manifest:media-type=""/>
  <manifest:file-entry manifest:full-path="ObjectReplacements/Object 40" manifest:media-type=""/>
  <manifest:file-entry manifest:full-path="ObjectReplacements/Obj104" manifest:media-type=""/>
  <manifest:file-entry manifest:full-path="ObjectReplacements/Obj105" manifest:media-type=""/>
  <manifest:file-entry manifest:full-path="ObjectReplacements/Object 4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20" manifest:media-type=""/>
  <manifest:file-entry manifest:full-path="ObjectReplacements/Object 28" manifest:media-type=""/>
  <manifest:file-entry manifest:full-path="ObjectReplacements/Object 8" manifest:media-type=""/>
  <manifest:file-entry manifest:full-path="ObjectReplacements/Object 30" manifest:media-type=""/>
  <manifest:file-entry manifest:full-path="ObjectReplacements/Object 4" manifest:media-type=""/>
  <manifest:file-entry manifest:full-path="ObjectReplacements/Object 38" manifest:media-type=""/>
  <manifest:file-entry manifest:full-path="ObjectReplacements/Object 43" manifest:media-type=""/>
  <manifest:file-entry manifest:full-path="ObjectReplacements/Object 9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35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37" manifest:media-type=""/>
  <manifest:file-entry manifest:full-path="ObjectReplacements/Object 3" manifest:media-type=""/>
  <manifest:file-entry manifest:full-path="ObjectReplacements/Object 25" manifest:media-type=""/>
  <manifest:file-entry manifest:full-path="ObjectReplacements/Object 5" manifest:media-type=""/>
  <manifest:file-entry manifest:full-path="ObjectReplacements/Object 26" manifest:media-type=""/>
  <manifest:file-entry manifest:full-path="ObjectReplacements/Object 6" manifest:media-type=""/>
  <manifest:file-entry manifest:full-path="ObjectReplacements/Object 39" manifest:media-type=""/>
  <manifest:file-entry manifest:full-path="ObjectReplacements/Object 27" manifest:media-type=""/>
  <manifest:file-entry manifest:full-path="ObjectReplacements/Object 7" manifest:media-type=""/>
  <manifest:file-entry manifest:full-path="ObjectReplacements/Object 42" manifest:media-type=""/>
  <manifest:file-entry manifest:full-path="ObjectReplacements/Object 36" manifest:media-type=""/>
  <manifest:file-entry manifest:full-path="ObjectReplacements/Object 34" manifest:media-type=""/>
  <manifest:file-entry manifest:full-path="Obj100" manifest:media-type="application/vnd.sun.star.oleobject"/>
  <manifest:file-entry manifest:full-path="Object 30" manifest:media-type="application/vnd.sun.star.oleobject"/>
  <manifest:file-entry manifest:full-path="Object 42" manifest:media-type="application/vnd.sun.star.oleobject"/>
  <manifest:file-entry manifest:full-path="Object 8" manifest:media-type="application/vnd.sun.star.oleobject"/>
  <manifest:file-entry manifest:full-path="Object 28" manifest:media-type="application/vnd.sun.star.oleobject"/>
  <manifest:file-entry manifest:full-path="Object 43" manifest:media-type="application/vnd.sun.star.oleobject"/>
  <manifest:file-entry manifest:full-path="Object 9" manifest:media-type="application/vnd.sun.star.oleobject"/>
  <manifest:file-entry manifest:full-path="Object 29" manifest:media-type="application/vnd.sun.star.oleobject"/>
  <manifest:file-entry manifest:full-path="Object 31" manifest:media-type="application/vnd.sun.star.oleobject"/>
  <manifest:file-entry manifest:full-path="Object 10" manifest:media-type="application/vnd.sun.star.oleobject"/>
  <manifest:file-entry manifest:full-path="Configurations2/" manifest:media-type="application/vnd.sun.xml.ui.configuration"/>
  <manifest:file-entry manifest:full-path="Object 38" manifest:media-type="application/vnd.sun.star.oleobject"/>
  <manifest:file-entry manifest:full-path="styles.xml" manifest:media-type="text/xml"/>
  <manifest:file-entry manifest:full-path="Object 35" manifest:media-type="application/vnd.sun.star.oleobject"/>
  <manifest:file-entry manifest:full-path="Object 15" manifest:media-type="application/vnd.sun.star.oleobject"/>
  <manifest:file-entry manifest:full-path="Object 1" manifest:media-type="application/vnd.sun.star.oleobject"/>
  <manifest:file-entry manifest:full-path="meta.xml" manifest:media-type="text/xml"/>
  <manifest:file-entry manifest:full-path="Thumbnails/thumbnail.png" manifest:media-type="image/png"/>
  <manifest:file-entry manifest:full-path="Object 20" manifest:media-type="application/vnd.sun.star.oleobject"/>
  <manifest:file-entry manifest:full-path="Object 11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Object 26" manifest:media-type="application/vnd.sun.star.oleobject"/>
  <manifest:file-entry manifest:full-path="Object 37" manifest:media-type="application/vnd.sun.star.oleobject"/>
  <manifest:file-entry manifest:full-path="content.xml" manifest:media-type="text/xml"/>
  <manifest:file-entry manifest:full-path="Pictures/100000000000001F0000001DB9E417FD70BEBD16.png" manifest:media-type="image/png"/>
  <manifest:file-entry manifest:full-path="Pictures/100000000000001F0000001B1D1C691874989B5F.png" manifest:media-type="image/png"/>
  <manifest:file-entry manifest:full-path="Object 3" manifest:media-type="application/vnd.sun.star.oleobject"/>
  <manifest:file-entry manifest:full-path="Object 25" manifest:media-type="application/vnd.sun.star.oleobject"/>
  <manifest:file-entry manifest:full-path="Object 5" manifest:media-type="application/vnd.sun.star.oleobject"/>
  <manifest:file-entry manifest:full-path="Object 39" manifest:media-type="application/vnd.sun.star.oleobject"/>
  <manifest:file-entry manifest:full-path="Object 27" manifest:media-type="application/vnd.sun.star.oleobject"/>
  <manifest:file-entry manifest:full-path="Object 7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svg:stroke-width="0cm" draw:fill="none" draw:fill-color="#a5c7c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fill-color="#fadc19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5.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svg:stroke-linecap="butt" draw:fill="solid" draw:fill-color="#a0ed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cm" draw:fill="none" draw:fill-color="#a0edff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5.749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.935cm" fo:min-width="0.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2.04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3.299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solid" svg:stroke-width="0.053cm" svg:stroke-color="#000000" svg:stroke-linecap="butt" draw:fill="none" draw:textarea-vertical-align="top" draw:auto-grow-height="false" fo:min-height="0cm" fo:min-width="1.29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18cm" svg:stroke-color="#000000" svg:stroke-linecap="butt" draw:fill="solid" draw:fill-color="#a0edff" draw:textarea-vertical-align="middle" draw:auto-grow-height="false" draw:fit-to-size="false" style:shrink-to-fit="false" fo:min-height="1.4cm" fo:min-width="2.2cm" fo:padding-top="0cm" fo:padding-bottom="0cm" fo:padding-left="0cm" fo:padding-right="0cm" fo:wrap-option="wrap"/>
    </style:style>
    <style:style style:name="gr18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2.529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1.524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000000" svg:stroke-linecap="butt" draw:fill="solid" draw:fill-color="#ffbbf1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color="#000000" draw:fill="none" draw:fill-color="#ffbbf1" draw:auto-grow-height="true" draw:auto-grow-width="false" fo:max-height="0cm" fo:min-height="0.712cm"/>
      <style:paragraph-properties style:writing-mode="lr-tb"/>
    </style:style>
    <style:style style:name="gr22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1.749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0.358cm" fo:min-width="1.152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8.07cm" fo:min-width="0.4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5.449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18cm" svg:stroke-color="#000000" svg:stroke-linecap="butt" draw:fill="solid" draw:fill-color="#93cddd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31" style:family="graphic" style:parent-style-name="Object_20_with_20_no_20_fill_20_and_20_no_20_line">
      <style:graphic-properties draw:stroke="none" svg:stroke-width="0cm" draw:fill="none" draw:fill-color="#93cddd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2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8cm" fo:min-width="1.4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0cm" fo:min-width="3.549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18cm" svg:stroke-color="#000000" svg:stroke-linecap="butt" draw:fill="solid" draw:fill-color="#cdff80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38" style:family="graphic" style:parent-style-name="Object_20_with_20_no_20_fill_20_and_20_no_20_line">
      <style:graphic-properties draw:stroke="none" svg:stroke-width="0cm" draw:fill="none" draw:fill-color="#cdff80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9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0" style:family="graphic" style:parent-style-name="objectwithoutfill">
      <style:graphic-properties svg:stroke-color="#000000" draw:marker-end="Arrow" draw:marker-end-width="0.3cm" draw:fill="solid" draw:fill-color="#ff18fd" draw:textarea-vertical-align="middle"/>
    </style:style>
    <style:style style:name="gr4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2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0cm" fo:min-width="0.749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18cm" svg:stroke-color="#000000" svg:stroke-linecap="butt" draw:fill="solid" draw:fill-color="#51abff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49" style:family="graphic" style:parent-style-name="standard">
      <style:graphic-properties draw:stroke="none" svg:stroke-color="#000000" draw:fill="none" draw:fill-color="#51abff" draw:auto-grow-height="true" draw:auto-grow-width="false" fo:max-height="0cm" fo:min-height="0.712cm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8cm" fo:min-width="1.4cm" fo:padding-top="0cm" fo:padding-bottom="0cm" fo:padding-left="0cm" fo:padding-right="0cm" fo:wrap-option="wrap"/>
    </style:style>
    <style:style style:name="gr53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a5c7c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a5c7ce"/>
      <style:paragraph-properties fo:text-align="start"/>
      <style:text-properties fo:font-size="18pt"/>
    </style:style>
    <style:style style:name="P4" style:family="paragraph">
      <loext:graphic-properties draw:fill="solid" draw:fill-color="#fadc19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 draw:fill-color="#fadc19"/>
      <style:paragraph-properties fo:text-align="start"/>
      <style:text-properties fo:font-size="18pt"/>
    </style:style>
    <style:style style:name="P6" style:family="paragraph">
      <loext:graphic-properties draw:fill="solid" draw:fill-color="#a0edff"/>
      <style:paragraph-properties fo:text-align="center" style:font-independent-line-spacing="true"/>
      <style:text-properties fo:font-size="18pt"/>
    </style:style>
    <style:style style:name="P7" style:family="paragraph">
      <loext:graphic-properties draw:fill="none" draw:fill-color="#a0edff"/>
      <style:paragraph-properties fo:text-align="start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ffbbf1"/>
      <style:paragraph-properties fo:text-align="center" style:font-independent-line-spacing="true"/>
      <style:text-properties fo:font-size="18pt"/>
    </style:style>
    <style:style style:name="P12" style:family="paragraph">
      <loext:graphic-properties draw:fill="none" draw:fill-color="#ffbbf1"/>
      <style:paragraph-properties style:writing-mode="lr-tb"/>
      <style:text-properties fo:font-size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93cddd"/>
      <style:paragraph-properties fo:text-align="center" style:font-independent-line-spacing="true"/>
      <style:text-properties fo:font-size="18pt"/>
    </style:style>
    <style:style style:name="P15" style:family="paragraph">
      <loext:graphic-properties draw:fill="none" draw:fill-color="#93cddd"/>
      <style:paragraph-properties fo:text-align="start"/>
      <style:text-properties fo:font-size="18pt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18" style:family="paragraph">
      <loext:graphic-properties draw:fill="solid" draw:fill-color="#cdff80"/>
      <style:paragraph-properties fo:text-align="center" style:font-independent-line-spacing="true"/>
      <style:text-properties fo:font-size="18pt"/>
    </style:style>
    <style:style style:name="P19" style:family="paragraph">
      <loext:graphic-properties draw:fill="none" draw:fill-color="#cdff80"/>
      <style:paragraph-properties fo:text-align="start"/>
      <style:text-properties fo:font-size="18pt"/>
    </style:style>
    <style:style style:name="P20" style:family="paragraph">
      <loext:graphic-properties draw:fill="solid" draw:fill-color="#ff18fd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="solid" draw:fill-color="#51abff"/>
      <style:paragraph-properties fo:text-align="center" style:font-independent-line-spacing="true"/>
      <style:text-properties fo:font-size="18pt"/>
    </style:style>
    <style:style style:name="P23" style:family="paragraph">
      <loext:graphic-properties draw:fill="none" draw:fill-color="#51abff"/>
      <style:paragraph-properties style:writing-mode="lr-tb"/>
      <style:text-properties fo:font-size="18pt"/>
    </style:style>
    <style:style style:name="P2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5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8pt"/>
    </style:style>
    <style:style style:name="T3" style:family="text">
      <style:text-properties style:text-position="33% 58%" fo:font-size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Gerade Verbindung mit Pfeil 48" draw:style-name="gr1" draw:text-style-name="P1" draw:layer="layout" svg:width="0.001cm" svg:height="5.999cm" svg:x="15.208cm" svg:y="8.1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" draw:style-name="gr2" draw:text-style-name="P2" draw:layer="layout" svg:width="1.556cm" svg:height="1.675cm" svg:x="11.1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" draw:style-name="gr3" draw:text-style-name="P3" draw:layer="layout" svg:width="1.269cm" svg:height="0.793cm" svg:x="11.349cm" svg:y="12.975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custom-shape draw:name="Ellipse 38" draw:style-name="gr4" draw:text-style-name="P4" draw:layer="layout" svg:width="1.556cm" svg:height="1.675cm" svg:x="14.43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" draw:style-name="gr5" draw:text-style-name="P5" draw:layer="layout" svg:width="0.899cm" svg:height="0.793cm" svg:x="14.9cm" svg:y="14.526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custom-shape draw:name="Gerade Verbindung mit Pfeil 75" draw:style-name="gr1" draw:text-style-name="P1" draw:layer="layout" svg:width="2.549cm" svg:height="0.001cm" svg:x="12.656cm" svg:y="13.467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">
          <draw:custom-shape draw:name="Ellipse 74" draw:style-name="gr2" draw:text-style-name="P2" draw:layer="layout" svg:width="1.556cm" svg:height="1.675cm" svg:x="17.26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" draw:style-name="gr3" draw:text-style-name="P3" draw:layer="layout" svg:width="0.899cm" svg:height="0.793cm" svg:x="17.631cm" svg:y="3.406cm">
            <draw:object-ole draw:class-id="00000000-0000-0000-0000-000000000000" xlink:href="./Obj102" xlink:type="simple" xlink:show="embed" xlink:actuate="onLoad">
              <loext:p/>
            </draw:object-ole>
            <draw:image xlink:href="./ObjectReplacements/Obj102" xlink:type="simple" xlink:show="embed" xlink:actuate="onLoad"/>
          </draw:frame>
        </draw:g>
        <draw:custom-shape draw:name="Gerade Verbindung mit Pfeil 77" draw:style-name="gr6" draw:text-style-name="P1" draw:layer="layout" svg:width="6.23cm" svg:height="0.003cm" svg:x="10.649cm" svg:y="8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81" draw:style-name="gr7" draw:text-style-name="P6" draw:layer="layout" svg:width="2.199cm" svg:height="1.399cm" svg:x="16.87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" draw:style-name="gr7" draw:text-style-name="P6" draw:layer="layout" svg:width="2.199cm" svg:height="1.399cm" svg:x="8.45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" draw:style-name="gr1" draw:text-style-name="P1" draw:layer="layout" svg:width="0.001cm" svg:height="2.779cm" svg:x="18.05cm" svg:y="4.612cm">
          <text:p/>
          <draw:enhanced-geometry draw:mirror-horizontal="false" draw:mirror-vertical="true" svg:viewBox="0 0 21600 21600" draw:type="mso-spt32" draw:enhanced-path="M 0 0 L 21600 21600 N"/>
        </draw:custom-shape>
        <draw:frame draw:name="Object 34" draw:style-name="gr8" draw:text-style-name="P7" draw:layer="layout" svg:width="1.269cm" svg:height="0.846cm" svg:x="9.013cm" svg:y="7.703cm">
          <draw:object-ole draw:class-id="00000000-0000-0000-0000-000000000000" xlink:href="./Obj104" xlink:type="simple" xlink:show="embed" xlink:actuate="onLoad">
            <loext:p/>
          </draw:object-ole>
          <draw:image xlink:href="./ObjectReplacements/Obj104" xlink:type="simple" xlink:show="embed" xlink:actuate="onLoad"/>
        </draw:frame>
        <draw:frame draw:name="Object 41" draw:style-name="gr8" draw:text-style-name="P7" draw:layer="layout" svg:width="0.846cm" svg:height="0.846cm" svg:x="17.701cm" svg:y="7.725cm">
          <draw:object-ole draw:class-id="00000000-0000-0000-0000-000000000000" xlink:href="./Obj105" xlink:type="simple" xlink:show="embed" xlink:actuate="onLoad">
            <loext:p/>
          </draw:object-ole>
          <draw:image xlink:href="./ObjectReplacements/Obj105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draw:custom-shape draw:name="Gerade Verbindung mit Pfeil 48_4" draw:style-name="gr10" draw:text-style-name="P1" draw:layer="layout" svg:width="0.001cm" svg:height="5.999cm" svg:x="15.208cm" svg:y="8.1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4" draw:style-name="gr11" draw:text-style-name="P2" draw:layer="layout" svg:width="1.556cm" svg:height="1.675cm" svg:x="11.1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4" draw:style-name="gr3" draw:text-style-name="P3" draw:layer="layout" svg:width="1.269cm" svg:height="0.793cm" svg:x="11.349cm" svg:y="12.975cm">
          <draw:object-ole draw:class-id="00000000-0000-0000-0000-000000000000" xlink:href="./Object 32" xlink:type="simple" xlink:show="embed" xlink:actuate="onLoad">
            <loext:p/>
          </draw:object-ole>
          <draw:image xlink:href="./ObjectReplacements/Object 32" xlink:type="simple" xlink:show="embed" xlink:actuate="onLoad"/>
        </draw:frame>
        <draw:custom-shape draw:name="Ellipse 38_4" draw:style-name="gr12" draw:text-style-name="P4" draw:layer="layout" svg:width="1.556cm" svg:height="1.675cm" svg:x="14.43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4" draw:style-name="gr5" draw:text-style-name="P5" draw:layer="layout" svg:width="0.899cm" svg:height="0.793cm" svg:x="14.9cm" svg:y="14.526cm">
          <draw:object-ole draw:class-id="00000000-0000-0000-0000-000000000000" xlink:href="./Object 33" xlink:type="simple" xlink:show="embed" xlink:actuate="onLoad">
            <loext:p/>
          </draw:object-ole>
          <draw:image xlink:href="./ObjectReplacements/Object 33" xlink:type="simple" xlink:show="embed" xlink:actuate="onLoad"/>
        </draw:frame>
        <draw:custom-shape draw:name="Gerade Verbindung mit Pfeil 75_2" draw:style-name="gr13" draw:text-style-name="P1" draw:layer="layout" svg:width="2.549cm" svg:height="0.001cm" svg:x="12.656cm" svg:y="13.467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4">
          <draw:custom-shape draw:name="Ellipse 74_4" draw:style-name="gr11" draw:text-style-name="P2" draw:layer="layout" svg:width="1.556cm" svg:height="1.675cm" svg:x="17.26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5" draw:style-name="gr3" draw:text-style-name="P3" draw:layer="layout" svg:width="0.899cm" svg:height="0.793cm" svg:x="17.631cm" svg:y="3.406cm">
            <draw:object-ole draw:class-id="00000000-0000-0000-0000-000000000000" xlink:href="./Object 34" xlink:type="simple" xlink:show="embed" xlink:actuate="onLoad">
              <loext:p/>
            </draw:object-ole>
            <draw:image xlink:href="./ObjectReplacements/Object 34" xlink:type="simple" xlink:show="embed" xlink:actuate="onLoad"/>
          </draw:frame>
        </draw:g>
        <draw:custom-shape draw:name="Gerade Verbindung mit Pfeil 77_4" draw:style-name="gr14" draw:text-style-name="P1" draw:layer="layout" svg:width="3.799cm" svg:height="0.001cm" svg:x="13.08cm" svg:y="8.1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4" draw:style-name="gr15" draw:text-style-name="P10" draw:layer="layout" svg:width="0.599cm" svg:height="0.599cm" svg:x="12.47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4" draw:style-name="gr16" draw:text-style-name="P1" draw:layer="layout" svg:width="1.799cm" svg:height="0.001cm" svg:x="10.66cm" svg:y="8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4" draw:style-name="gr17" draw:text-style-name="P6" draw:layer="layout" svg:width="2.199cm" svg:height="1.399cm" svg:x="16.87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4" draw:style-name="gr17" draw:text-style-name="P6" draw:layer="layout" svg:width="2.199cm" svg:height="1.399cm" svg:x="8.45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4" draw:style-name="gr18" draw:text-style-name="P1" draw:layer="layout" svg:width="0.001cm" svg:height="2.779cm" svg:x="18.05cm" svg:y="4.6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4" draw:style-name="gr19" draw:text-style-name="P1" draw:layer="layout" svg:width="0.001cm" svg:height="1.774cm" svg:x="12.76cm" svg:y="6.04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8_4">
          <draw:custom-shape draw:name="Ellipse 89_4" draw:style-name="gr20" draw:text-style-name="P11" draw:layer="layout" svg:width="1.556cm" svg:height="1.675cm" svg:x="12cm" svg:y="4.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1" draw:text-style-name="P12" draw:layer="layout" svg:width="2.286cm" svg:height="0.962cm" svg:x="12.192cm" svg:y="4.626cm">
            <draw:text-box>
              <text:p><text:span text:style-name="T2">e</text:span><text:span text:style-name="T3">[t]</text:span></text:p>
            </draw:text-box>
          </draw:frame>
        </draw:g>
        <draw:frame draw:name="Object 34_17" draw:style-name="gr8" draw:text-style-name="P7" draw:layer="layout" svg:width="1.269cm" svg:height="0.846cm" svg:x="9.013cm" svg:y="7.703cm">
          <draw:object-ole draw:class-id="00000000-0000-0000-0000-000000000000" xlink:href="./Object 36" xlink:type="simple" xlink:show="embed" xlink:actuate="onLoad">
            <loext:p/>
          </draw:object-ole>
          <draw:image xlink:href="./ObjectReplacements/Object 36" xlink:type="simple" xlink:show="embed" xlink:actuate="onLoad"/>
        </draw:frame>
        <draw:frame draw:name="Object 41_4" draw:style-name="gr8" draw:text-style-name="P7" draw:layer="layout" svg:width="0.846cm" svg:height="0.846cm" svg:x="17.701cm" svg:y="7.725cm">
          <draw:object-ole draw:class-id="00000000-0000-0000-0000-000000000000" xlink:href="./Object 37" xlink:type="simple" xlink:show="embed" xlink:actuate="onLoad">
            <loext:p/>
          </draw:object-ole>
          <draw:image xlink:href="./ObjectReplacements/Object 37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">
        <draw:custom-shape draw:name="Gerade Verbindung mit Pfeil 48_0" draw:style-name="gr10" draw:text-style-name="P1" draw:layer="layout" svg:width="0.001cm" svg:height="5.999cm" svg:x="15.147cm" svg:y="8.1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0" draw:style-name="gr11" draw:text-style-name="P2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0" draw:style-name="gr3" draw:text-style-name="P3" draw:layer="layout" svg:width="1.269cm" svg:height="0.793cm" svg:x="11.288cm" svg:y="12.975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name="Ellipse 38_0" draw:style-name="gr12" draw:text-style-name="P4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0" draw:style-name="gr5" draw:text-style-name="P5" draw:layer="layout" svg:width="0.899cm" svg:height="0.793cm" svg:x="14.839cm" svg:y="14.526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Gerade Verbindung mit Pfeil 75_0" draw:style-name="gr22" draw:text-style-name="P1" draw:layer="layout" svg:width="2.249cm" svg:height="0.001cm" svg:x="12.595cm" svg:y="13.467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0">
          <draw:custom-shape draw:name="Ellipse 74_0" draw:style-name="gr11" draw:text-style-name="P2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0" draw:style-name="gr3" draw:text-style-name="P3" draw:layer="layout" svg:width="0.899cm" svg:height="0.793cm" svg:x="17.57cm" svg:y="3.406cm">
            <draw:object-ole draw:class-id="00000000-0000-0000-0000-000000000000" xlink:href="./Object 3" xlink:type="simple" xlink:show="embed" xlink:actuate="onLoad">
              <loext:p/>
            </draw:object-ole>
            <draw:image xlink:href="./ObjectReplacements/Object 3" xlink:type="simple" xlink:show="embed" xlink:actuate="onLoad"/>
          </draw:frame>
        </draw:g>
        <draw:custom-shape draw:name="Gerade Verbindung mit Pfeil 77_0" draw:style-name="gr14" draw:text-style-name="P1" draw:layer="layout" svg:width="3.799cm" svg:height="0.001cm" svg:x="13.019cm" svg:y="8.1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0" draw:style-name="gr23" draw:text-style-name="P10" draw:layer="layout" svg:width="0.599cm" svg:height="0.599cm" svg:x="12.409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0" draw:style-name="gr16" draw:text-style-name="P1" draw:layer="layout" svg:width="1.799cm" svg:height="0.001cm" svg:x="10.599cm" svg:y="8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0" draw:style-name="gr17" draw:text-style-name="P6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0" draw:style-name="gr17" draw:text-style-name="P6" draw:layer="layout" svg:width="2.199cm" svg:height="1.399cm" svg:x="8.38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0" draw:style-name="gr18" draw:text-style-name="P1" draw:layer="layout" svg:width="0.001cm" svg:height="2.779cm" svg:x="17.989cm" svg:y="4.6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0" draw:style-name="gr19" draw:text-style-name="P1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0" draw:style-name="gr20" draw:text-style-name="P11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2" draw:style-name="gr8" draw:text-style-name="P7" draw:layer="layout" svg:width="1.269cm" svg:height="0.846cm" svg:x="8.952cm" svg:y="7.703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draw:name="Object 41_0" draw:style-name="gr8" draw:text-style-name="P7" draw:layer="layout" svg:width="0.846cm" svg:height="0.846cm" svg:x="17.64cm" svg:y="7.725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custom-shape draw:name="Ellipse 22" draw:style-name="gr24" draw:text-style-name="P10" draw:layer="layout" svg:width="0.599cm" svg:height="0.599cm" svg:x="14.819cm" svg:y="13.15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0" draw:style-name="gr25" draw:text-style-name="P1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Gewinkelte Verbindung 33" draw:style-name="gr26" draw:text-style-name="P1" draw:layer="layout" svg:width="0.899cm" svg:height="8.319cm" draw:transform="rotate (-3.14159265358979) translate (11.931cm 13.488cm)">
          <text:p/>
          <draw:enhanced-geometry draw:mirror-horizontal="true" draw:mirror-vertical="false" svg:viewBox="0 0 0 0" draw:text-areas="0 0 ?f2 ?f3" draw:type="ooxml-bentConnector3" draw:modifiers="-35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frame draw:style-name="gr21" draw:text-style-name="P12" draw:layer="layout" svg:width="2.286cm" svg:height="0.962cm" svg:x="12.192cm" svg:y="4.626cm">
          <draw:text-box>
            <text:p><text:span text:style-name="T2">e</text:span><text:span text:style-name="T3">[t]</text:span></text:p>
          </draw:text-box>
        </draw:frame>
        <draw:frame draw:style-name="gr27" draw:text-style-name="P13" draw:layer="layout" svg:width="0.925cm" svg:height="0.962cm" svg:x="7.828cm" svg:y="12.554cm">
          <draw:text-box>
            <text:p>V</text:p>
          </draw:text-box>
        </draw:frame>
        <draw:frame draw:style-name="gr28" draw:text-style-name="P13" draw:layer="layout" svg:width="0.959cm" svg:height="0.962cm" svg:x="6.866cm" svg:y="14.024cm">
          <draw:text-box>
            <text:p>w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draw:custom-shape draw:name="Gerade Verbindung mit Pfeil 48_2" draw:style-name="gr29" draw:text-style-name="P1" draw:layer="layout" svg:width="0.001cm" svg:height="5.699cm" svg:x="15.148cm" svg:y="8.4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2" draw:style-name="gr11" draw:text-style-name="P2" xml:id="id1" draw:id="id1" draw:layer="layout" svg:width="1.556cm" svg:height="1.675cm" svg:x="11.04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2" draw:style-name="gr3" draw:text-style-name="P3" draw:layer="layout" svg:width="1.269cm" svg:height="0.793cm" svg:x="11.289cm" svg:y="12.975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custom-shape draw:name="Ellipse 38_2" draw:style-name="gr12" draw:text-style-name="P4" xml:id="id3" draw:id="id3" draw:layer="layout" svg:width="1.556cm" svg:height="1.675cm" svg:x="14.37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2" draw:style-name="gr5" draw:text-style-name="P5" draw:layer="layout" svg:width="0.899cm" svg:height="0.793cm" svg:x="14.84cm" svg:y="14.526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g draw:name="Gruppieren 86_2">
          <draw:custom-shape draw:name="Ellipse 74_2" draw:style-name="gr30" draw:text-style-name="P14" draw:layer="layout" svg:width="1.556cm" svg:height="1.675cm" svg:x="17.2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8" draw:style-name="gr31" draw:text-style-name="P15" draw:layer="layout" svg:width="0.899cm" svg:height="0.793cm" svg:x="17.571cm" svg:y="3.406cm">
            <draw:object-ole draw:class-id="00000000-0000-0000-0000-000000000000" xlink:href="./Object 20" xlink:type="simple" xlink:show="embed" xlink:actuate="onLoad">
              <loext:p/>
            </draw:object-ole>
            <draw:image xlink:href="./ObjectReplacements/Object 20" xlink:type="simple" xlink:show="embed" xlink:actuate="onLoad"/>
          </draw:frame>
        </draw:g>
        <draw:custom-shape draw:name="Gerade Verbindung mit Pfeil 77_2" draw:style-name="gr14" draw:text-style-name="P1" draw:layer="layout" svg:width="3.799cm" svg:height="0.001cm" svg:x="13.02cm" svg:y="8.1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2" draw:style-name="gr32" draw:text-style-name="P10" draw:layer="layout" svg:width="0.599cm" svg:height="0.599cm" svg:x="12.41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2" draw:style-name="gr16" draw:text-style-name="P1" draw:layer="layout" svg:width="1.799cm" svg:height="0.001cm" svg:x="10.6cm" svg:y="8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2" draw:style-name="gr17" draw:text-style-name="P6" draw:layer="layout" svg:width="2.199cm" svg:height="1.399cm" svg:x="16.81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2" draw:style-name="gr17" draw:text-style-name="P6" draw:layer="layout" svg:width="2.199cm" svg:height="1.399cm" svg:x="8.3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2" draw:style-name="gr18" draw:text-style-name="P1" draw:layer="layout" svg:width="0.001cm" svg:height="2.779cm" svg:x="17.99cm" svg:y="4.6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2" draw:style-name="gr19" draw:text-style-name="P1" draw:layer="layout" svg:width="0.001cm" svg:height="1.774cm" svg:x="12.7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2" draw:style-name="gr20" draw:text-style-name="P11" draw:layer="layout" svg:width="1.556cm" svg:height="1.675cm" svg:x="11.94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10" draw:style-name="gr8" draw:text-style-name="P7" draw:layer="layout" svg:width="1.269cm" svg:height="0.846cm" svg:x="8.953cm" svg:y="7.703cm">
          <draw:object-ole draw:class-id="00000000-0000-0000-0000-000000000000" xlink:href="./Object 28" xlink:type="simple" xlink:show="embed" xlink:actuate="onLoad">
            <loext:p/>
          </draw:object-ole>
          <draw:image xlink:href="./ObjectReplacements/Object 28" xlink:type="simple" xlink:show="embed" xlink:actuate="onLoad"/>
        </draw:frame>
        <draw:frame draw:name="Object 41_2" draw:style-name="gr8" draw:text-style-name="P7" draw:layer="layout" svg:width="0.846cm" svg:height="0.846cm" svg:x="17.641cm" svg:y="7.725cm">
          <draw:object-ole draw:class-id="00000000-0000-0000-0000-000000000000" xlink:href="./Object 35" xlink:type="simple" xlink:show="embed" xlink:actuate="onLoad">
            <loext:p/>
          </draw:object-ole>
          <draw:image xlink:href="./ObjectReplacements/Object 35" xlink:type="simple" xlink:show="embed" xlink:actuate="onLoad"/>
        </draw:frame>
        <draw:custom-shape draw:name="Ellipse 22_1" draw:style-name="gr33" draw:text-style-name="P10" draw:layer="layout" svg:width="0.599cm" svg:height="0.599cm" svg:x="14.82cm" svg:y="13.15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0">
          <draw:custom-shape draw:name="Rechteck 25_0" draw:style-name="gr34" draw:text-style-name="P17" draw:layer="layout" svg:width="1.399cm" svg:height="0.799cm" svg:x="14.351cm" svg:y="11.925cm">
            <text:p text:style-name="P16"><text:span text:style-name="T2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28_1" draw:style-name="gr17" draw:text-style-name="P6" draw:layer="layout" svg:width="2.199cm" svg:height="1.399cm" svg:x="14.04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1" draw:style-name="gr8" draw:text-style-name="P7" draw:layer="layout" svg:width="0.899cm" svg:height="0.846cm" svg:x="14.765cm" svg:y="10.478cm">
          <draw:object-ole draw:class-id="00000000-0000-0000-0000-000000000000" xlink:href="./Object 38" xlink:type="simple" xlink:show="embed" xlink:actuate="onLoad">
            <loext:p/>
          </draw:object-ole>
          <draw:image xlink:href="./ObjectReplacements/Object 38" xlink:type="simple" xlink:show="embed" xlink:actuate="onLoad"/>
        </draw:frame>
        <draw:custom-shape draw:name="Ellipse 29_0" draw:style-name="gr35" draw:text-style-name="P10" draw:layer="layout" svg:width="0.599cm" svg:height="0.599cm" svg:x="14.82cm" svg:y="9.125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30_0" draw:style-name="gr22" draw:text-style-name="P1" draw:layer="layout" svg:width="2.249cm" svg:height="0.001cm" svg:x="12.596cm" svg:y="13.4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_0" draw:style-name="gr36" draw:text-style-name="P1" draw:layer="layout" svg:width="4.049cm" svg:height="0.001cm" svg:x="15.44cm" svg:y="9.422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32_0" xml:id="id2" draw:id="id2">
          <draw:custom-shape draw:name="Ellipse 33_0" draw:style-name="gr37" draw:text-style-name="P18" draw:layer="layout" svg:width="1.556cm" svg:height="1.675cm" svg:x="19.484cm" svg:y="8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1" draw:style-name="gr38" draw:text-style-name="P19" draw:layer="layout" svg:width="0.74cm" svg:height="0.793cm" svg:x="19.934cm" svg:y="9.08cm">
            <draw:object-ole draw:class-id="00000000-0000-0000-0000-000000000000" xlink:href="./Object 43" xlink:type="simple" xlink:show="embed" xlink:actuate="onLoad">
              <loext:p/>
            </draw:object-ole>
            <draw:image xlink:href="./ObjectReplacements/Object 43" xlink:type="simple" xlink:show="embed" xlink:actuate="onLoad"/>
          </draw:frame>
        </draw:g>
        <draw:custom-shape draw:name="Ellipse 35_0" draw:style-name="gr39" draw:text-style-name="P10" draw:layer="layout" svg:width="0.599cm" svg:height="0.599cm" svg:x="14.84cm" svg:y="7.8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1" draw:text-style-name="P12" draw:layer="layout" svg:width="2.286cm" svg:height="0.962cm" svg:x="12.192cm" svg:y="4.626cm">
          <draw:text-box>
            <text:p><text:span text:style-name="T2">e</text:span><text:span text:style-name="T3">[t]</text:span></text:p>
          </draw:text-box>
        </draw:frame>
        <draw:connector draw:style-name="gr40" draw:text-style-name="P20" draw:layer="layout" draw:line-skew="1.931cm 0.549cm" svg:x1="11.818cm" svg:y1="14.325cm" svg:x2="21.04cm" svg:y2="9.437cm" draw:start-shape="id1" draw:start-glue-point="2" draw:end-shape="id2" draw:end-glue-point="1" svg:d="M11818 14325v2439h10280v-7327h-1058" svg:viewBox="0 0 10281 7328">
          <text:p/>
        </draw:connector>
        <draw:connector draw:style-name="gr40" draw:text-style-name="P20" draw:layer="layout" svg:x1="15.148cm" svg:y1="15.775cm" svg:x2="20.262cm" svg:y2="10.275cm" draw:start-shape="id3" draw:start-glue-point="2" draw:end-shape="id2" draw:end-glue-point="2" svg:d="M15148 15775v508h5114v-6008" svg:viewBox="0 0 5115 6009">
          <text:p/>
        </draw:connector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">
        <draw:custom-shape draw:name="Gerade Verbindung mit Pfeil 48_1" draw:style-name="gr29" draw:text-style-name="P1" draw:layer="layout" svg:width="0.001cm" svg:height="5.699cm" svg:x="15.148cm" svg:y="8.4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1" draw:style-name="gr11" draw:text-style-name="P2" xml:id="id6" draw:id="id6" draw:layer="layout" svg:width="1.556cm" svg:height="1.675cm" svg:x="11.04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" draw:style-name="gr41" draw:text-style-name="P1" draw:layer="layout" svg:width="1.269cm" svg:height="0.793cm" svg:x="11.289cm" svg:y="12.975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custom-shape draw:name="Ellipse 38_1" draw:style-name="gr12" draw:text-style-name="P4" xml:id="id4" draw:id="id4" draw:layer="layout" svg:width="1.556cm" svg:height="1.675cm" svg:x="14.37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" draw:style-name="gr5" draw:text-style-name="P5" draw:layer="layout" svg:width="0.899cm" svg:height="0.793cm" svg:x="14.84cm" svg:y="14.526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g draw:name="Gruppieren 86_1">
          <draw:custom-shape draw:name="Ellipse 74_1" draw:style-name="gr11" draw:text-style-name="P2" draw:layer="layout" svg:width="1.556cm" svg:height="1.675cm" svg:x="17.2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3" draw:style-name="gr3" draw:text-style-name="P3" draw:layer="layout" svg:width="0.899cm" svg:height="0.793cm" svg:x="17.571cm" svg:y="3.406cm">
            <draw:object-ole draw:class-id="00000000-0000-0000-0000-000000000000" xlink:href="./Object 10" xlink:type="simple" xlink:show="embed" xlink:actuate="onLoad">
              <loext:p/>
            </draw:object-ole>
            <draw:image xlink:href="./ObjectReplacements/Object 10" xlink:type="simple" xlink:show="embed" xlink:actuate="onLoad"/>
          </draw:frame>
        </draw:g>
        <draw:custom-shape draw:name="Gerade Verbindung mit Pfeil 77_1" draw:style-name="gr14" draw:text-style-name="P1" draw:layer="layout" svg:width="3.799cm" svg:height="0.001cm" svg:x="13.02cm" svg:y="8.1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1" draw:style-name="gr42" draw:text-style-name="P10" draw:layer="layout" svg:width="0.599cm" svg:height="0.599cm" svg:x="12.41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1" draw:style-name="gr16" draw:text-style-name="P1" draw:layer="layout" svg:width="1.799cm" svg:height="0.001cm" svg:x="10.6cm" svg:y="8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1" draw:style-name="gr17" draw:text-style-name="P6" draw:layer="layout" svg:width="2.199cm" svg:height="1.399cm" svg:x="16.81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1" draw:style-name="gr17" draw:text-style-name="P6" draw:layer="layout" svg:width="2.199cm" svg:height="1.399cm" svg:x="8.3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1" draw:style-name="gr18" draw:text-style-name="P1" draw:layer="layout" svg:width="0.001cm" svg:height="2.779cm" svg:x="17.99cm" svg:y="4.6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1" draw:style-name="gr19" draw:text-style-name="P1" draw:layer="layout" svg:width="0.001cm" svg:height="1.774cm" svg:x="12.7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1" draw:style-name="gr20" draw:text-style-name="P11" draw:layer="layout" svg:width="1.556cm" svg:height="1.675cm" svg:x="11.94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5" draw:style-name="gr8" draw:text-style-name="P7" draw:layer="layout" svg:width="1.269cm" svg:height="0.846cm" svg:x="8.953cm" svg:y="7.703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draw:frame draw:name="Object 41_1" draw:style-name="gr8" draw:text-style-name="P7" draw:layer="layout" svg:width="0.846cm" svg:height="0.846cm" svg:x="17.641cm" svg:y="7.725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custom-shape draw:name="Ellipse 22_0" draw:style-name="gr43" draw:text-style-name="P10" draw:layer="layout" svg:width="0.599cm" svg:height="0.599cm" svg:x="14.82cm" svg:y="13.15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8_0" draw:style-name="gr17" draw:text-style-name="P6" draw:layer="layout" svg:width="2.199cm" svg:height="1.399cm" svg:x="14.04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0" draw:style-name="gr8" draw:text-style-name="P7" draw:layer="layout" svg:width="0.899cm" svg:height="0.846cm" svg:x="14.765cm" svg:y="10.478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custom-shape draw:name="Ellipse 29" draw:style-name="gr44" draw:text-style-name="P10" draw:layer="layout" svg:width="0.599cm" svg:height="0.599cm" svg:x="14.82cm" svg:y="9.125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30" draw:style-name="gr22" draw:text-style-name="P1" draw:layer="layout" svg:width="2.249cm" svg:height="0.001cm" svg:x="12.596cm" svg:y="13.4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" draw:style-name="gr36" draw:text-style-name="P1" draw:layer="layout" svg:width="4.049cm" svg:height="0.001cm" svg:x="15.44cm" svg:y="9.422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32">
          <draw:custom-shape draw:name="Ellipse 33" draw:style-name="gr37" draw:text-style-name="P18" draw:layer="layout" svg:width="1.556cm" svg:height="1.675cm" svg:x="19.484cm" svg:y="8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6" draw:style-name="gr38" draw:text-style-name="P19" draw:layer="layout" svg:width="0.74cm" svg:height="0.793cm" svg:x="19.934cm" svg:y="9.08cm">
            <draw:object-ole draw:class-id="00000000-0000-0000-0000-000000000000" xlink:href="./Object 15" xlink:type="simple" xlink:show="embed" xlink:actuate="onLoad">
              <loext:p/>
            </draw:object-ole>
            <draw:image xlink:href="./ObjectReplacements/Object 15" xlink:type="simple" xlink:show="embed" xlink:actuate="onLoad"/>
          </draw:frame>
        </draw:g>
        <draw:custom-shape draw:name="Ellipse 35" draw:style-name="gr45" draw:text-style-name="P10" draw:layer="layout" svg:width="0.599cm" svg:height="0.599cm" svg:x="14.84cm" svg:y="7.8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6" draw:style-name="gr46" draw:text-style-name="P10" draw:layer="layout" svg:width="0.599cm" svg:height="0.599cm" svg:x="17.69cm" svg:y="5.125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5" draw:style-name="gr47" draw:text-style-name="P1" draw:layer="layout" svg:width="1.249cm" svg:height="0.001cm" svg:x="18.3cm" svg:y="5.4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43" draw:style-name="gr48" draw:text-style-name="P22" xml:id="id5" draw:id="id5" draw:layer="layout" svg:width="1.556cm" svg:height="1.675cm" svg:x="19.48cm" svg:y="4.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1" draw:text-style-name="P12" draw:layer="layout" svg:width="2.286cm" svg:height="0.962cm" svg:x="12.192cm" svg:y="4.626cm">
          <draw:text-box>
            <text:p><text:span text:style-name="T2">e</text:span><text:span text:style-name="T3">[t]</text:span></text:p>
          </draw:text-box>
        </draw:frame>
        <draw:frame draw:style-name="gr49" draw:text-style-name="P23" draw:layer="layout" svg:width="1.224cm" svg:height="0.962cm" svg:x="19.612cm" svg:y="4.88cm">
          <draw:text-box>
            <text:p><text:span text:style-name="T2">o</text:span><text:span text:style-name="T3">[t]</text:span></text:p>
          </draw:text-box>
        </draw:frame>
        <draw:g draw:name="Gruppieren 24_3">
          <draw:custom-shape draw:name="Rechteck 25_3" draw:style-name="gr34" draw:text-style-name="P17" draw:layer="layout" svg:width="1.399cm" svg:height="0.799cm" svg:x="14.351cm" svg:y="11.925cm">
            <text:p text:style-name="P16"><text:span text:style-name="T2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4_4">
          <draw:custom-shape draw:name="Rechteck 25_4" draw:style-name="gr34" draw:text-style-name="P17" draw:layer="layout" svg:width="1.399cm" svg:height="0.799cm" svg:x="17.251cm" svg:y="6.225cm">
            <text:p text:style-name="P16"><text:span text:style-name="T2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40" draw:text-style-name="P20" draw:layer="layout" draw:line-skew="0cm 0.299cm" svg:x1="15.148cm" svg:y1="15.775cm" svg:x2="21.036cm" svg:y2="5.447cm" draw:start-shape="id4" draw:start-glue-point="2" draw:end-shape="id5" draw:end-glue-point="1" svg:d="M15148 15775v508h6696v-10836h-808" svg:viewBox="0 0 6697 10837">
          <text:p/>
        </draw:connector>
        <draw:connector draw:style-name="gr40" draw:text-style-name="P20" draw:layer="layout" draw:line-skew="1.931cm 7.076cm -0.29cm" svg:x1="11.818cm" svg:y1="14.325cm" svg:x2="20.258cm" svg:y2="4.61cm" draw:start-shape="id6" draw:start-glue-point="2" draw:end-shape="id5" draw:end-glue-point="0" svg:d="M11818 14325v2439h11296v-12954h-2856v800" svg:viewBox="0 0 11297 12955">
          <text:p/>
        </draw:connector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">
        <draw:custom-shape draw:name="Gerade Verbindung mit Pfeil 48_5" draw:style-name="gr10" draw:text-style-name="P1" draw:layer="layout" svg:width="0.001cm" svg:height="5.999cm" svg:x="15.147cm" svg:y="8.1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5" draw:style-name="gr11" draw:text-style-name="P2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5" draw:style-name="gr3" draw:text-style-name="P3" draw:layer="layout" svg:width="1.269cm" svg:height="0.793cm" svg:x="11.288cm" svg:y="12.975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custom-shape draw:name="Ellipse 38_5" draw:style-name="gr12" draw:text-style-name="P4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5" draw:style-name="gr5" draw:text-style-name="P5" draw:layer="layout" svg:width="0.899cm" svg:height="0.793cm" svg:x="14.839cm" svg:y="14.526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custom-shape draw:name="Gerade Verbindung mit Pfeil 75_3" draw:style-name="gr22" draw:text-style-name="P1" draw:layer="layout" svg:width="2.249cm" svg:height="0.001cm" svg:x="12.595cm" svg:y="13.467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5">
          <draw:custom-shape draw:name="Ellipse 74_5" draw:style-name="gr11" draw:text-style-name="P2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4" draw:style-name="gr3" draw:text-style-name="P3" draw:layer="layout" svg:width="0.899cm" svg:height="0.793cm" svg:x="17.57cm" svg:y="3.406cm">
            <draw:object-ole draw:class-id="00000000-0000-0000-0000-000000000000" xlink:href="./Object 39" xlink:type="simple" xlink:show="embed" xlink:actuate="onLoad">
              <loext:p/>
            </draw:object-ole>
            <draw:image xlink:href="./ObjectReplacements/Object 39" xlink:type="simple" xlink:show="embed" xlink:actuate="onLoad"/>
          </draw:frame>
        </draw:g>
        <draw:custom-shape draw:name="Gerade Verbindung mit Pfeil 77_5" draw:style-name="gr14" draw:text-style-name="P1" draw:layer="layout" svg:width="3.799cm" svg:height="0.001cm" svg:x="13.019cm" svg:y="8.1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5" draw:style-name="gr50" draw:text-style-name="P10" draw:layer="layout" svg:width="0.599cm" svg:height="0.599cm" svg:x="12.409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5" draw:style-name="gr16" draw:text-style-name="P1" draw:layer="layout" svg:width="1.799cm" svg:height="0.001cm" svg:x="10.599cm" svg:y="8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5" draw:style-name="gr17" draw:text-style-name="P6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5" draw:style-name="gr17" draw:text-style-name="P6" draw:layer="layout" svg:width="2.199cm" svg:height="1.399cm" svg:x="8.38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5" draw:style-name="gr18" draw:text-style-name="P1" draw:layer="layout" svg:width="0.001cm" svg:height="2.779cm" svg:x="17.989cm" svg:y="4.6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5" draw:style-name="gr19" draw:text-style-name="P1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5" draw:style-name="gr20" draw:text-style-name="P11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9" draw:style-name="gr8" draw:text-style-name="P7" draw:layer="layout" svg:width="1.269cm" svg:height="0.846cm" svg:x="8.952cm" svg:y="7.703cm">
          <draw:object-ole draw:class-id="00000000-0000-0000-0000-000000000000" xlink:href="./Object 40" xlink:type="simple" xlink:show="embed" xlink:actuate="onLoad">
            <loext:p/>
          </draw:object-ole>
          <draw:image xlink:href="./ObjectReplacements/Object 40" xlink:type="simple" xlink:show="embed" xlink:actuate="onLoad"/>
        </draw:frame>
        <draw:frame draw:name="Object 41_5" draw:style-name="gr8" draw:text-style-name="P7" draw:layer="layout" svg:width="0.846cm" svg:height="0.846cm" svg:x="17.64cm" svg:y="7.725cm">
          <draw:object-ole draw:class-id="00000000-0000-0000-0000-000000000000" xlink:href="./Object 41" xlink:type="simple" xlink:show="embed" xlink:actuate="onLoad">
            <loext:p/>
          </draw:object-ole>
          <draw:image xlink:href="./ObjectReplacements/Object 41" xlink:type="simple" xlink:show="embed" xlink:actuate="onLoad"/>
        </draw:frame>
        <draw:custom-shape draw:name="Ellipse 22_3" draw:style-name="gr51" draw:text-style-name="P10" draw:layer="layout" svg:width="0.599cm" svg:height="0.599cm" svg:x="14.819cm" svg:y="13.15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2">
          <draw:custom-shape draw:name="Rechteck 25_2" draw:style-name="gr52" draw:text-style-name="P24" draw:layer="layout" svg:width="1.399cm" svg:height="0.799cm" svg:x="14.35cm" svg:y="11.9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6_2" draw:style-name="gr53" draw:text-style-name="P1" draw:layer="layout" svg:width="0.819cm" svg:height="0.713cm" svg:x="14.6cm" svg:y="12.011cm">
            <draw:image xlink:href="Pictures/100000000000001F0000001B1D1C691874989B5F.png" xlink:type="simple" xlink:show="embed" xlink:actuate="onLoad" loext:mime-type="image/png">
              <text:p/>
            </draw:image>
          </draw:frame>
        </draw:g>
        <draw:custom-shape draw:name="Rechteck 28_3" draw:style-name="gr17" draw:text-style-name="P6" draw:layer="layout" svg:width="2.199cm" svg:height="1.399cm" svg:x="14.039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3" draw:style-name="gr8" draw:text-style-name="P7" draw:layer="layout" svg:width="0.899cm" svg:height="0.846cm" svg:x="14.764cm" svg:y="10.478cm">
          <draw:object-ole draw:class-id="00000000-0000-0000-0000-000000000000" xlink:href="./Object 42" xlink:type="simple" xlink:show="embed" xlink:actuate="onLoad">
            <loext:p/>
          </draw:object-ole>
          <draw:image xlink:href="./ObjectReplacements/Object 42" xlink:type="simple" xlink:show="embed" xlink:actuate="onLoad"/>
        </draw:frame>
        <draw:custom-shape draw:name="Gewinkelte Verbindung 30_3" draw:style-name="gr25" draw:text-style-name="P1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Gewinkelte Verbindung 33_1" draw:style-name="gr26" draw:text-style-name="P1" draw:layer="layout" svg:width="0.899cm" svg:height="8.319cm" draw:transform="rotate (-3.14159265358979) translate (11.931cm 13.488cm)">
          <text:p/>
          <draw:enhanced-geometry draw:mirror-horizontal="true" draw:mirror-vertical="false" svg:viewBox="0 0 0 0" draw:text-areas="0 0 ?f2 ?f3" draw:type="ooxml-bentConnector3" draw:modifiers="-35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frame draw:style-name="gr21" draw:text-style-name="P12" draw:layer="layout" svg:width="2.286cm" svg:height="0.962cm" svg:x="12.192cm" svg:y="4.626cm">
          <draw:text-box>
            <text:p><text:span text:style-name="T2">e</text:span><text:span text:style-name="T3">[t]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">
        <draw:custom-shape draw:name="Gerade Verbindung mit Pfeil 48_3" draw:style-name="gr10" draw:text-style-name="P1" draw:layer="layout" svg:width="0.001cm" svg:height="5.999cm" svg:x="15.147cm" svg:y="8.1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3" draw:style-name="gr30" draw:text-style-name="P14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3" draw:style-name="gr31" draw:text-style-name="P15" draw:layer="layout" svg:width="1.269cm" svg:height="0.793cm" svg:x="11.288cm" svg:y="12.975cm">
          <draw:object-ole draw:class-id="00000000-0000-0000-0000-000000000000" xlink:href="./Object 25" xlink:type="simple" xlink:show="embed" xlink:actuate="onLoad">
            <loext:p/>
          </draw:object-ole>
          <draw:image xlink:href="./ObjectReplacements/Object 25" xlink:type="simple" xlink:show="embed" xlink:actuate="onLoad"/>
        </draw:frame>
        <draw:custom-shape draw:name="Ellipse 38_3" draw:style-name="gr12" draw:text-style-name="P4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3" draw:style-name="gr5" draw:text-style-name="P5" draw:layer="layout" svg:width="0.899cm" svg:height="0.793cm" svg:x="14.839cm" svg:y="14.526cm">
          <draw:object-ole draw:class-id="00000000-0000-0000-0000-000000000000" xlink:href="./Object 26" xlink:type="simple" xlink:show="embed" xlink:actuate="onLoad">
            <loext:p/>
          </draw:object-ole>
          <draw:image xlink:href="./ObjectReplacements/Object 26" xlink:type="simple" xlink:show="embed" xlink:actuate="onLoad"/>
        </draw:frame>
        <draw:custom-shape draw:name="Gerade Verbindung mit Pfeil 75_1" draw:style-name="gr22" draw:text-style-name="P1" draw:layer="layout" svg:width="2.249cm" svg:height="0.001cm" svg:x="12.595cm" svg:y="13.467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3">
          <draw:custom-shape draw:name="Ellipse 74_3" draw:style-name="gr30" draw:text-style-name="P14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2" draw:style-name="gr31" draw:text-style-name="P15" draw:layer="layout" svg:width="0.899cm" svg:height="0.793cm" svg:x="17.57cm" svg:y="3.406cm">
            <draw:object-ole draw:class-id="00000000-0000-0000-0000-000000000000" xlink:href="./Object 27" xlink:type="simple" xlink:show="embed" xlink:actuate="onLoad">
              <loext:p/>
            </draw:object-ole>
            <draw:image xlink:href="./ObjectReplacements/Object 27" xlink:type="simple" xlink:show="embed" xlink:actuate="onLoad"/>
          </draw:frame>
        </draw:g>
        <draw:custom-shape draw:name="Gerade Verbindung mit Pfeil 77_3" draw:style-name="gr14" draw:text-style-name="P1" draw:layer="layout" svg:width="3.799cm" svg:height="0.001cm" svg:x="13.019cm" svg:y="8.1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3" draw:style-name="gr54" draw:text-style-name="P10" draw:layer="layout" svg:width="0.599cm" svg:height="0.599cm" svg:x="12.409cm" svg:y="7.8cm">
          <text:p text:style-name="P9"><text:span text:style-name="T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3" draw:style-name="gr16" draw:text-style-name="P1" draw:layer="layout" svg:width="1.799cm" svg:height="0.001cm" svg:x="10.599cm" svg:y="8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3" draw:style-name="gr17" draw:text-style-name="P6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3" draw:style-name="gr17" draw:text-style-name="P6" draw:layer="layout" svg:width="2.199cm" svg:height="1.399cm" svg:x="8.38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3" draw:style-name="gr18" draw:text-style-name="P1" draw:layer="layout" svg:width="0.001cm" svg:height="2.779cm" svg:x="17.989cm" svg:y="4.6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3" draw:style-name="gr19" draw:text-style-name="P1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3" draw:style-name="gr20" draw:text-style-name="P11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14" draw:style-name="gr8" draw:text-style-name="P7" draw:layer="layout" svg:width="1.269cm" svg:height="0.846cm" svg:x="8.952cm" svg:y="7.703cm">
          <draw:object-ole draw:class-id="00000000-0000-0000-0000-000000000000" xlink:href="./Object 29" xlink:type="simple" xlink:show="embed" xlink:actuate="onLoad">
            <loext:p/>
          </draw:object-ole>
          <draw:image xlink:href="./ObjectReplacements/Object 29" xlink:type="simple" xlink:show="embed" xlink:actuate="onLoad"/>
        </draw:frame>
        <draw:frame draw:name="Object 41_3" draw:style-name="gr8" draw:text-style-name="P7" draw:layer="layout" svg:width="0.846cm" svg:height="0.846cm" svg:x="17.64cm" svg:y="7.725cm">
          <draw:object-ole draw:class-id="00000000-0000-0000-0000-000000000000" xlink:href="./Object 30" xlink:type="simple" xlink:show="embed" xlink:actuate="onLoad">
            <loext:p/>
          </draw:object-ole>
          <draw:image xlink:href="./ObjectReplacements/Object 30" xlink:type="simple" xlink:show="embed" xlink:actuate="onLoad"/>
        </draw:frame>
        <draw:custom-shape draw:name="Ellipse 22_2" draw:style-name="gr55" draw:text-style-name="P10" draw:layer="layout" svg:width="0.599cm" svg:height="0.599cm" svg:x="14.819cm" svg:y="13.15cm">
          <text:p text:style-name="P9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1">
          <draw:custom-shape draw:name="Rechteck 25_1" draw:style-name="gr52" draw:text-style-name="P24" draw:layer="layout" svg:width="1.399cm" svg:height="0.799cm" svg:x="14.35cm" svg:y="11.9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6_1" draw:style-name="gr53" draw:text-style-name="P1" draw:layer="layout" svg:width="0.819cm" svg:height="0.713cm" svg:x="14.6cm" svg:y="12.011cm">
            <draw:image xlink:href="Pictures/100000000000001F0000001B1D1C691874989B5F.png" xlink:type="simple" xlink:show="embed" xlink:actuate="onLoad" loext:mime-type="image/png">
              <text:p/>
            </draw:image>
          </draw:frame>
        </draw:g>
        <draw:custom-shape draw:name="Rechteck 28_2" draw:style-name="gr17" draw:text-style-name="P6" draw:layer="layout" svg:width="2.199cm" svg:height="1.399cm" svg:x="14.039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2" draw:style-name="gr8" draw:text-style-name="P7" draw:layer="layout" svg:width="0.899cm" svg:height="0.846cm" svg:x="14.764cm" svg:y="10.478cm">
          <draw:object-ole draw:class-id="00000000-0000-0000-0000-000000000000" xlink:href="./Object 31" xlink:type="simple" xlink:show="embed" xlink:actuate="onLoad">
            <loext:p/>
          </draw:object-ole>
          <draw:image xlink:href="./ObjectReplacements/Object 31" xlink:type="simple" xlink:show="embed" xlink:actuate="onLoad"/>
        </draw:frame>
        <draw:custom-shape draw:name="Gewinkelte Verbindung 30_2" draw:style-name="gr25" draw:text-style-name="P1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Gewinkelte Verbindung 33_0" draw:style-name="gr26" draw:text-style-name="P1" draw:layer="layout" svg:width="0.899cm" svg:height="8.319cm" draw:transform="rotate (-3.14159265358979) translate (11.931cm 13.488cm)">
          <text:p/>
          <draw:enhanced-geometry draw:mirror-horizontal="true" draw:mirror-vertical="false" svg:viewBox="0 0 0 0" draw:text-areas="0 0 ?f2 ?f3" draw:type="ooxml-bentConnector3" draw:modifiers="-35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frame draw:name="Picture 44_2" draw:style-name="gr53" draw:text-style-name="P1" draw:layer="layout" svg:width="0.819cm" svg:height="0.766cm" svg:x="7.038cm" svg:y="13.958cm">
          <draw:image xlink:href="Pictures/100000000000001F0000001DB9E417FD70BEBD16.png" xlink:type="simple" xlink:show="embed" xlink:actuate="onLoad" loext:mime-type="image/png">
            <text:p/>
          </draw:image>
        </draw:frame>
        <draw:frame draw:style-name="gr21" draw:text-style-name="P12" draw:layer="layout" svg:width="2.286cm" svg:height="0.962cm" svg:x="12.192cm" svg:y="4.626cm">
          <draw:text-box>
            <text:p><text:span text:style-name="T2">e</text:span><text:span text:style-name="T3">[t]</text:span></text:p>
          </draw:text-box>
        </draw:frame>
        <draw:frame draw:style-name="gr56" draw:text-style-name="P25" draw:layer="layout" svg:width="0.925cm" svg:height="0.963cm" svg:x="7.876cm" svg:y="12.417cm">
          <draw:text-box>
            <text:p>V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</text:span><text:span text:style-name="MT2">i</text:span><text:span text:style-name="MT2">t</text:span><text:span text:style-name="MT2">e</text:span><text:span text:style-name="MT2">l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d</text:span><text:span text:style-name="MT2">u</text:span><text:span text:style-name="MT2">r</text:span><text:span text:style-name="MT2">c</text:span><text:span text:style-name="MT2">h</text:span><text:span text:style-name="MT2"> </text:span><text:span text:style-name="MT2">K</text:span><text:span text:style-name="MT2">l</text:span><text:span text:style-name="MT2">i</text:span><text:span text:style-name="MT2">c</text:span><text:span text:style-name="MT2">k</text:span><text:span text:style-name="MT2">e</text:span><text:span text:style-name="MT2">n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2-30">30.12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23</meta:editing-cycles>
    <meta:creation-date>2017-09-11T16:26:15</meta:creation-date>
    <dc:date>2021-12-30T09:44:47.437243698</dc:date>
    <meta:editing-duration>PT12H32M28S</meta:editing-duration>
    <meta:generator>LibreOffice/6.4.7.2$Linux_X86_64 LibreOffice_project/40$Build-2</meta:generator>
    <meta:document-statistic meta:object-count="22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